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4.28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ce2" office:value-type="string" calcext:value-type="string">
            <text:p>Crypto Algorithm</text:p>
          </table:table-cell>
          <table:table-cell table:style-name="ce2" office:value-type="string" calcext:value-type="string">
            <text:p>Flag Charact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ES-128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ES-25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HA3-38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RSA-204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SA-819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NIST-P19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DH-4096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Curve448-Goldilocks</text:p>
          </table:table-cell>
          <table:table-cell office:value-type="string" calcext:value-type="string">
            <text:p>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.00.0000</text:date>, <text:time style:data-style-name="N2" text:time-value="10:13:50.024617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2T09:55:17.765630767</meta:creation-date>
    <dc:date>2023-11-22T10:15:17.295757507</dc:date>
    <meta:editing-duration>PT10M57S</meta:editing-duration>
    <meta:editing-cycles>2</meta:editing-cycles>
    <meta:generator>LibreOffice/6.4.7.2$Linux_X86_64 LibreOffice_project/40$Build-2</meta:generator>
    <meta:document-statistic meta:table-count="1" meta:cell-count="18" meta:object-count="0"/>
  </office:meta>
</office:document-meta>
</file>